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60000000604CD0334029FAB81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l" fo:country="P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me text</text:span></text:p>
      <text:p text:style-name="Standard"><draw:frame draw:style-name="fr1" draw:name="Picture 1" text:anchor-type="as-char" svg:width="0.6665in" svg:height="0.6665in" draw:z-index="0"><draw:image xlink:href="Pictures/1000000000000060000000604CD0334029FAB812.jpg" xlink:type="simple" xlink:show="embed" xlink:actuate="onLoad" draw:mime-type="image/jpeg"/><svg:desc>A picture containing game

Description automatically generated</svg:desc></draw:frame></text:p>
      <text:p text:style-name="Standard"><text:span text:style-name="T1">Lorem ipsum</text:span></text:p>
      <text:p text:style-name="Standard"><draw:frame draw:style-name="fr1" draw:name="Picture 2" text:anchor-type="as-char" svg:width="0.6665in" svg:height="0.6665in" draw:z-index="1"><draw:image xlink:href="Pictures/1000000000000060000000604CD0334029FAB812.jpg" xlink:type="simple" xlink:show="embed" xlink:actuate="onLoad" draw:mime-type="image/jpeg"/><svg:desc>A picture containing game

Description automatically generated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masz Jakut</meta:initial-creator>
    <dc:creator>Tomasz Jakut</dc:creator>
    <meta:editing-cycles>1</meta:editing-cycles>
    <meta:creation-date>2020-09-28T11:24:00</meta:creation-date>
    <dc:date>2020-09-28T13:42:00</dc:date>
    <meta:editing-duration>PT1M</meta:editing-duration>
    <meta:generator>LibreOffice/7.0.1.2$MacOSX_X86_64 LibreOffice_project/7cbcfc562f6eb6708b5ff7d7397325de9e764452</meta:generator>
    <meta:document-statistic meta:table-count="0" meta:image-count="2" meta:object-count="0" meta:page-count="1" meta:paragraph-count="4" meta:word-count="4" meta:character-count="20" meta:non-whitespace-character-count="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